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5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99pt dotte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219.89mm" svg:height="162.29mm" svg:x="91.91mm" svg:y="20.49mm">
            <loext:p draw:notify-on-update-of-ranges="Лист1.A1:Лист1.A1 Лист1.A2:Лист1.A33 Лист1.B1:Лист1.B1 Лист1.B2:Лист1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Кол-во фрагментов</text:p>
          </table:table-cell>
          <table:table-cell table:style-name="ce1" office:value-type="string" calcext:value-type="string">
            <text:p>Врем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2:30:16.037283928</meta:creation-date>
    <dc:date>2016-12-20T22:35:29.313651620</dc:date>
    <meta:editing-duration>PT5M14S</meta:editing-duration>
    <meta:editing-cycles>1</meta:editing-cycles>
    <meta:document-statistic meta:table-count="1" meta:cell-count="66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99cm" svg:height="16.23cm" xlink:href=".." xlink:type="simple" chart:class="chart:line" chart:style-name="ch1">
        <chart:legend chart:legend-position="end" svg:x="19.614cm" svg:y="7.816cm" style:legend-expansion="high" chart:style-name="ch2"/>
        <chart:plot-area chart:style-name="ch3" table:cell-range-address="Лист1.A1:Лист1.B33" chart:data-source-has-labels="both" svg:x="0.439cm" svg:y="0.324cm" svg:width="18.736cm" svg:height="15.582cm">
          <chartooo:coordinate-region svg:x="1.06cm" svg:y="0.523cm" svg:width="17.928cm" svg:height="14.736cm"/>
          <chart:axis chart:dimension="x" chart:name="primary-x" chart:style-name="ch4" chartooo:axis-type="auto">
            <chartooo:date-scale/>
            <chart:categories table:cell-range-address="Лист1.A2:Лист1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33" chart:label-cell-address="Лист1.B1:Лист1.B1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2:Лист1.A33</svg:desc>
                </draw:g>
              </table:table-cell>
              <table:table-cell office:value-type="float" office:value="10">
                <text:p>10</text:p>
                <draw:g>
                  <svg:desc>Лист1.B2:Лист1.B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